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09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table table:name="Лист1" table:style-name="ta1" table:print="false">
        <table:table-column table:style-name="co2" table:default-cell-style-name="ce2"/>
        <table:table-column table:style-name="co4" table:default-cell-style-name="ce4"/>
        <table:table-row table:style-name="ro1">
          <table:table-cell table:style-name="ce1" office:value-type="string">
            <text:p>позиция</text:p>
          </table:table-cell>
          <table:table-cell table:style-name="ce1" office:value-type="string">
            <text:p>Кол-во</text:p>
          </table:table-cell>
        </table:table-row>
        <table:table-row table:style-name="ro1">
          <table:table-cell office:value-type="string">
            <text:p><text:s/>219 <text:s/>Колбаса Докторская Особая ТМ Особый рецепт, ВЕС <text:s/>ПОКОМ, кг</text:p>
          </table:table-cell>
          <table:table-cell/>
        </table:table-row>
        <table:table-row table:style-name="ro1">
          <table:table-cell office:value-type="string">
            <text:p><text:s/>058 <text:s/>Колбаса Докторская Особая ТМ Особый рецепт, <text:s/>0,5кг, ПОКОМ, шт</text:p>
          </table:table-cell>
          <table:table-cell/>
        </table:table-row>
        <table:table-row table:style-name="ro1">
          <table:table-cell office:value-type="string">
            <text:p><text:s/>230 <text:s/>Колбаса Молочная Особая ТМ Особый рецепт, п/а, ВЕС. ПОКОМ, кг</text:p>
          </table:table-cell>
          <table:table-cell/>
        </table:table-row>
        <table:table-row table:style-name="ro1">
          <table:table-cell office:value-type="string">
            <text:p><text:s/>201 <text:s/>Ветчина Нежная ТМ Особый рецепт, (2,5кг), ПОКОМ, кг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043 <text:s/>Ветчина Нежная ТМ Особый рецепт, п/а, 0,4кг <text:s text:c="3"/>ПОКОМ, шт</text:p>
          </table:table-cell>
          <table:table-cell/>
        </table:table-row>
        <table:table-row table:style-name="ro1">
          <table:table-cell office:value-type="string">
            <text:p><text:s/>235 <text:s/>Колбаса Особая ТМ Особый рецепт, ВЕС, ТМ Стародворье ПОКОМ, кг</text:p>
          </table:table-cell>
          <table:table-cell/>
        </table:table-row>
        <table:table-row table:style-name="ro1">
          <table:table-cell office:value-type="string">
            <text:p><text:s/>068 <text:s/>Колбаса Особая ТМ Особый рецепт, 0,5 кг, ПОКОМ, шт</text:p>
          </table:table-cell>
          <table:table-cell/>
        </table:table-row>
        <table:table-row table:style-name="ro1">
          <table:table-cell office:value-type="string">
            <text:p><text:s/>005 <text:s/>Колбаса Докторская ГОСТ, Вязанка вектор,ВЕС. ПОКОМ, кг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023 <text:s/>Колбаса Докторская ГОСТ, Вязанка вектор, 0,4 кг, ПОКОМ, шт</text:p>
          </table:table-cell>
          <table:table-cell/>
        </table:table-row>
        <table:table-row table:style-name="ro1">
          <table:table-cell office:value-type="string">
            <text:p><text:s/>002 <text:s text:c="2"/>Колб. Молоч. стародворская, Вязанка вектор, ВЕС. ПОКОМ, кг</text:p>
          </table:table-cell>
          <table:table-cell/>
        </table:table-row>
        <table:table-row table:style-name="ro1">
          <table:table-cell office:value-type="string">
            <text:p><text:s/>025 <text:s/>Колбаса Молочная стародворская, Вязанка вектор 0,5 кг,ПОКОМ, шт</text:p>
          </table:table-cell>
          <table:table-cell/>
        </table:table-row>
        <table:table-row table:style-name="ro1">
          <table:table-cell office:value-type="string">
            <text:p><text:s/>001 <text:s text:c="2"/>Ветчина Столичная Вязанка, вектор, ВЕС.ПОКОМ, кг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020 <text:s/>Ветчина Столичная Вязанка, вектор 0.5кг, ПОКОМ, шт</text:p>
          </table:table-cell>
          <table:table-cell/>
        </table:table-row>
        <table:table-row table:style-name="ro1">
          <table:table-cell office:value-type="string">
            <text:p><text:s/>004 <text:s text:c="2"/>Колбаса Вязанка со шпиком, вектор ВЕС, ПОКОМ, кг</text:p>
          </table:table-cell>
          <table:table-cell/>
        </table:table-row>
        <table:table-row table:style-name="ro1">
          <table:table-cell office:value-type="string">
            <text:p><text:s/>022 <text:s/>Колбаса Вязанка со шпиком, вектор 0,5кг, ПОКОМ, шт</text:p>
          </table:table-cell>
          <table:table-cell/>
        </table:table-row>
        <table:table-row table:style-name="ro1">
          <table:table-cell office:value-type="string">
            <text:p><text:s/>237 <text:s/>Колбаса Русская по-стародворски, ВЕС. <text:s/>ПОКОМ, кг</text:p>
          </table:table-cell>
          <table:table-cell/>
        </table:table-row>
        <table:table-row table:style-name="ro1">
          <table:table-cell office:value-type="string">
            <text:p><text:s/>220 <text:s/>Колбаса Докторская по-стародворски, амифлекс, ВЕС, <text:s text:c="2"/>ПОКОМ, кг</text:p>
          </table:table-cell>
          <table:table-cell/>
        </table:table-row>
        <table:table-row table:style-name="ro1">
          <table:table-cell office:value-type="string">
            <text:p><text:s/>059 <text:s/>Колбаса Докторская по-стародворски <text:s/>0.5 кг, ПОКОМ, шт</text:p>
          </table:table-cell>
          <table:table-cell/>
        </table:table-row>
        <table:table-row table:style-name="ro1">
          <table:table-cell office:value-type="string">
            <text:p><text:s/>222 <text:s/>Колбаса Докторская стародворская, ВЕС, ВсхЗв <text:s text:c="2"/>ПОКОМ, кг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200 <text:s/>Ветчина Дугушка ТМ Стародворье, вектор в/у <text:s text:c="3"/>ПОКОМ, кг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<text:s/>217 <text:s/>Колбаса Докторская Дугушка, ВЕС, НЕ ГОСТ, ТМ Стародворье ПОКОМ, кг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<text:s/>234 <text:s/>Колбаса Нежная, п/а, ВЕС, ТМ КОЛБАСНЫЙ СТАНДАРТ ВсхЗв ПОКОМ, кг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003 <text:s text:c="2"/>Колбаса Вязанка с индейкой, вектор ВЕС, ПОКОМ, кг</text:p>
          </table:table-cell>
          <table:table-cell/>
        </table:table-row>
        <table:table-row table:style-name="ro1">
          <table:table-cell office:value-type="string">
            <text:p><text:s/>240 <text:s/>Колбаса Салями охотничья, ВЕС. ПОКОМ, кг</text:p>
          </table:table-cell>
          <table:table-cell/>
        </table:table-row>
        <table:table-row table:style-name="ro1">
          <table:table-cell office:value-type="string">
            <text:p><text:s/>013 <text:s/>Сардельки Вязанка Стародворские NDX, ВЕС. <text:s/>ПОКОМ, кг</text:p>
          </table:table-cell>
          <table:table-cell/>
        </table:table-row>
        <table:table-row table:style-name="ro1">
          <table:table-cell office:value-type="string">
            <text:p><text:s/>247 <text:s/>Сардельки Нежные, ВЕС. <text:s/>ПОКОМ, кг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<text:s/>016 <text:s/>Сосиски Вязанка Молочные, Вязанка вискофан <text:s/>ВЕС.ПОКОМ, кг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<text:s/>265 <text:s/>Колбаса Балыкбургская, ВЕС, ТМ Баварушка <text:s/>ПОКОМ, кг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243 <text:s/>Колбаса Сервелат Зернистый, ВЕС. <text:s/>ПОКОМ, кг</text:p>
          </table:table-cell>
          <table:table-cell/>
        </table:table-row>
        <table:table-row table:style-name="ro1">
          <table:table-cell office:value-type="string">
            <text:p><text:s/>244 <text:s/>Колбаса Сервелат Кремлевский, ВЕС. ПОКОМ, кг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<text:s/>270 <text:s/>Колбаса Сервелат Филейный ТМ Особый Рецепт, ВЕС. ПОКОМ, кг</text:p>
          </table:table-cell>
          <table:table-cell/>
        </table:table-row>
        <table:table-row table:style-name="ro1">
          <table:table-cell office:value-type="string">
            <text:p><text:s/>271 <text:s/>Колбаса Сервелат Левантский ТМ Особый Рецепт, ВЕС. ПОКОМ, кг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251 <text:s/>Сосиски Баварские, ВЕС. <text:s/>ПОКОМ, кг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<text:s/>253 <text:s/>Сосиски Ганноверские <text:s text:c="2"/>ПОКОМ, кг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<text:s/>017 <text:s/>Сосиски Вязанка Сливочные, Вязанка амицел ВЕС.ПОКОМ, кг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<text:s/>263 <text:s/>Шпикачки Стародворские, ВЕС. <text:s/>ПОКОМ, кг</text:p>
          </table:table-cell>
          <table:table-cell/>
        </table:table-row>
        <table:table-row table:style-name="ro1">
          <table:table-cell office:value-type="string">
            <text:p><text:s/>012 <text:s/>Колбаса Сервелат Столичный, Вязанка фиброуз в/у, ПОКОМ, кг</text:p>
          </table:table-cell>
          <table:table-cell/>
        </table:table-row>
        <table:table-row table:style-name="ro1">
          <table:table-cell office:value-type="string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<text:s/>250 <text:s/>Сардельки стародворские с говядиной в обол. NDX, ВЕС. ПОКОМ, кг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style-name="ce3" office:value-type="string">
            <text:p><text:s/>226 <text:s/>Колбаса Княжеская, с/к белков.обол в термоусад. пакете, ВЕС, ТМ Стародворье ПОКОМ, кг</text:p>
          </table:table-cell>
          <table:table-cell/>
        </table:table-row>
        <table:table-row table:style-name="ro1">
          <table:table-cell table:style-name="ce4" office:value-type="string">
            <text:p>Ветчина Вязанка с индейкой вес</text:p>
          </table:table-cell>
          <table:table-cell/>
        </table:table-row>
        <table:table-row table:style-name="ro1">
          <table:table-cell table:style-name="ce4" office:value-type="string">
            <text:p><text:s/>213 <text:s/>Колбаса в/к Сервелат Рижский, ВЕС.,ТМ КОЛБАСНЫЙ СТАНДАРТ ПОКОМ, кг</text:p>
          </table:table-cell>
          <table:table-cell/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2:.B52])" office:value-type="float" office:value="2600">
            <text:p>2600</text:p>
          </table:table-cell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₽</number:text>
    </number:number-style>
    <number:number-style style:name="N109">
      <number:text>-</number:text>
      <number:number number:decimal-places="0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3" number:min-integer-digits="1" number:grouping="true"/>
    </number:number-style>
    <number:number-style style:name="N140">
      <number:number number:decimal-places="1" number:min-integer-digits="1"/>
    </number:number-style>
    <number:currency-style style:name="N14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1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1">11.09.2023</text:date>, <text:time>13:21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23-02-15T09:55:49.36</meta:creation-date>
    <dc:date>2023-09-11T13:21:20.28</dc:date>
    <dc:creator>Андрей </dc:creator>
    <meta:editing-duration>PT13H20M1S</meta:editing-duration>
    <meta:editing-cycles>43</meta:editing-cycles>
    <meta:generator>OpenOffice/4.1.13$Win32 OpenOffice.org_project/4113m1$Build-9810</meta:generator>
    <meta:document-statistic meta:table-count="3" meta:cell-count="80" meta:object-count="0"/>
  </office:meta>
</office:document-meta>
</file>